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co6" style:family="table-column">
      <style:table-column-properties fo:break-before="auto" style:column-width="54.01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  <style:style style:name="ce7" style:family="table-cell" style:parent-style-name="Default">
      <style:table-cell-properties fo:background-color="#ff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1"/>
          <table:table-cell office:value-type="string" calcext:value-type="string">
            <text:p>Falta modo BCD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1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1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style-name="ce7"/>
          <table:table-cell office:value-type="string" calcext:value-type="string">
            <text:p>Falta modo BC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style-name="ce7"/>
          <table:table-cell table:number-columns-repeated="1021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0:13:27.631152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27S</meta:editing-duration>
    <meta:editing-cycles>16</meta:editing-cycles>
    <meta:generator>LibreOffice/4.4.2.2$Linux_X86_64 LibreOffice_project/40m0$Build-2</meta:generator>
    <dc:date>2015-04-01T10:14:08.896459245</dc:date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